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witching suppl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ti.com/lit/ds/symlink/tps561208.pd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54900" calcext:value-type="float">
            <text:p>5.49E+04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10000" calcext:value-type="float">
            <text:p>1.00E+04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_OUT</text:p>
          </table:table-cell>
          <table:table-cell table:formula="of:=0.768*(1+[.B5]/[.B6])" office:value-type="float" office:value="4.98432" calcext:value-type="float">
            <text:p>4.9843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_IN,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_OUT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_sw</text:p>
          </table:table-cell>
          <table:table-cell table:style-name="ce1" office:value-type="float" office:value="580000" calcext:value-type="float">
            <text:p>5.80E+0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I_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I_P-P</text:p>
          </table:table-cell>
          <table:table-cell table:formula="of:=[.B8]/[.B9]*([.B9]-[.B8])/([.B10]*[.B11])" office:value-type="float" office:value="1.29234806736006" calcext:value-type="float">
            <text:p>1.292348067360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_PEAK</text:p>
          </table:table-cell>
          <table:table-cell table:formula="of:=[.B12]+[.B15]/2" office:value-type="float" office:value="1.04617403368003" calcext:value-type="float">
            <text:p>1.04617403368003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10:01.392819304</meta:creation-date>
    <meta:generator>LibreOffice/7.2.2.2$Linux_X86_64 LibreOffice_project/20$Build-2</meta:generator>
    <dc:date>2021-11-21T19:22:36.203936063</dc:date>
    <meta:editing-duration>PT12M34S</meta:editing-duration>
    <meta:editing-cycles>9</meta:editing-cycles>
    <meta:document-statistic meta:table-count="1" meta:cell-count="29" meta:object-count="0"/>
  </office:meta>
</office:document-meta>
</file>